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_SYSTEM 1</text:p>
      <text:p text:style-name="Standard">library ieee;</text:p>
      <text:p text:style-name="Standard">use ieee.std_logic_1164.all;</text:p>
      <text:p text:style-name="Standard"/>
      <text:p text:style-name="Standard">entity top_system1 is</text:p>
      <text:p text:style-name="Standard"><text:s text:c="2"/>port(</text:p>
      <text:p text:style-name="Standard"><text:s text:c="4"/>CLK <text:s text:c="7"/>: in <text:s text:c="3"/>std_logic;</text:p>
      <text:p text:style-name="Standard"><text:s text:c="4"/>RST <text:s text:c="7"/>: in <text:s text:c="3"/>std_logic;</text:p>
      <text:p text:style-name="Standard"><text:s text:c="4"/>ASTRB <text:s text:c="5"/>: in <text:s text:c="3"/>std_logic;</text:p>
      <text:p text:style-name="Standard"><text:s text:c="4"/>DSTRB <text:s text:c="5"/>: in <text:s text:c="3"/>std_logic;</text:p>
      <text:p text:style-name="Standard"><text:s text:c="4"/>DATA <text:s text:c="6"/>: inout std_logic_vector(7 downto 0);</text:p>
      <text:p text:style-name="Standard"><text:s text:c="4"/>PWRITE <text:s text:c="4"/>: in <text:s text:c="3"/>std_logic;</text:p>
      <text:p text:style-name="Standard"><text:s text:c="4"/>PWAIT <text:s text:c="5"/>: out <text:s text:c="2"/>std_logic;</text:p>
      <text:p text:style-name="Standard"><text:s text:c="4"/>SWITCHES_I : in <text:s text:c="3"/>std_logic_vector(7 downto 0);</text:p>
      <text:p text:style-name="Standard"><text:s text:c="4"/>PSH_BUTTON : in <text:s text:c="3"/>std_logic;</text:p>
      <text:p text:style-name="Standard"><text:s text:c="4"/>LEDS_O <text:s text:c="4"/>: out <text:s text:c="2"/>std_logic_vector (7 downto 0)); <text:s text:c="9"/></text:p>
      <text:p text:style-name="Standard">end top_system1;</text:p>
      <text:p text:style-name="Standard"/>
      <text:p text:style-name="Standard">architecture rtl of top_system1 is</text:p>
      <text:p text:style-name="Standard"><text:s text:c="2"/>signal DIR ,DIR_REG, DATO, DATO_REG, DATO_RD <text:s text:c="2"/>: std_logic_vector (7 downto 0);</text:p>
      <text:p text:style-name="Standard"><text:s text:c="2"/>signal DIR_VLD, DATO_VLD, CE_RD : std_logic;</text:p>
      <text:p text:style-name="Standard">begin <text:s/>-- rtl</text:p>
      <text:p text:style-name="Standard"/>
      <text:p text:style-name="Standard"><text:s text:c="2"/>DUT : entity work.cnt_epp</text:p>
      <text:p text:style-name="Standard"><text:s text:c="4"/>port map (</text:p>
      <text:p text:style-name="Standard"><text:s text:c="6"/>CLK <text:s text:c="5"/>=&gt; CLK,</text:p>
      <text:p text:style-name="Standard"><text:s text:c="6"/>RST <text:s text:c="5"/>=&gt; RST,</text:p>
      <text:p text:style-name="Standard"><text:s text:c="6"/>ASTRB <text:s text:c="3"/>=&gt; ASTRB,</text:p>
      <text:p text:style-name="Standard"><text:s text:c="6"/>DSTRB <text:s text:c="3"/>=&gt; DSTRB,</text:p>
      <text:p text:style-name="Standard"><text:s text:c="6"/>DATA <text:s text:c="4"/>=&gt; DATA,</text:p>
      <text:p text:style-name="Standard"><text:s text:c="6"/>PWRITE <text:s text:c="2"/>=&gt; PWRITE,</text:p>
      <text:p text:style-name="Standard"><text:s text:c="6"/>PWAIT <text:s text:c="3"/>=&gt; PWAIT,</text:p>
      <text:p text:style-name="Standard"><text:s text:c="6"/>DATO_RD <text:s/>=&gt; DATO_RD,</text:p>
      <text:p text:style-name="Standard"><text:s text:c="6"/>CE_RD <text:s text:c="3"/>=&gt; CE_RD,</text:p>
      <text:p text:style-name="Standard"><text:s text:c="6"/>DIR <text:s text:c="5"/>=&gt; DIR,</text:p>
      <text:p text:style-name="Standard"><text:s text:c="6"/>DIR_VLD <text:s/>=&gt; DIR_VLD,</text:p>
      <text:p text:style-name="Standard"><text:s text:c="6"/>DATO <text:s text:c="4"/>=&gt; DATO,</text:p>
      <text:p text:style-name="Standard"><text:s text:c="6"/>DATO_VLD =&gt; DATO_VLD);</text:p>
      <text:p text:style-name="Standard"/>
      <text:p text:style-name="Standard"><text:s text:c="2"/>process (CLK, RST)</text:p>
      <text:p text:style-name="Standard"><text:s text:c="2"/>begin</text:p>
      <text:p text:style-name="Standard"><text:s text:c="3"/>if RST='0' then <text:s text:c="2"/></text:p>
      <text:p text:style-name="Standard"><text:s text:c="6"/>DIR_REG &lt;= (others =&gt; '0');</text:p>
      <text:p text:style-name="Standard"><text:s text:c="3"/>elsif (CLK'event and CLK='1') then </text:p>
      <text:p text:style-name="Standard"><text:s text:c="6"/>if DIR_VLD = '1' then </text:p>
      <text:p text:style-name="Standard"><text:s text:c="9"/>DIR_REG &lt;= DIR;</text:p>
      <text:p text:style-name="Standard"><text:s text:c="6"/>end if; </text:p>
      <text:p text:style-name="Standard"><text:s text:c="3"/>end if;</text:p>
      <text:p text:style-name="Standard"><text:s text:c="2"/>end process;</text:p>
      <text:p text:style-name="Standard"/>
      <text:p text:style-name="Standard"><text:s text:c="2"/>process (CLK, RST)</text:p>
      <text:p text:style-name="Standard"><text:s text:c="2"/>begin</text:p>
      <text:p text:style-name="Standard"><text:soft-page-break/><text:s text:c="3"/>if RST='0' then <text:s text:c="2"/></text:p>
      <text:p text:style-name="Standard"><text:s text:c="6"/>DATO_REG &lt;= (others =&gt; '0');</text:p>
      <text:p text:style-name="Standard"><text:s text:c="3"/>elsif (CLK'event and CLK='1') then </text:p>
      <text:p text:style-name="Standard"><text:s text:c="6"/>if DATO_VLD = '1' then </text:p>
      <text:p text:style-name="Standard"><text:s text:c="9"/>DATO_REG &lt;= DATO;</text:p>
      <text:p text:style-name="Standard"><text:s text:c="6"/>end if; </text:p>
      <text:p text:style-name="Standard"><text:s text:c="3"/>end if; <text:s text:c="2"/></text:p>
      <text:p text:style-name="Standard"><text:s text:c="2"/>end process;</text:p>
      <text:p text:style-name="Standard"/>
      <text:p text:style-name="Standard"><text:s/>LEDS_O &lt;= DATO_REG WHEN PSH_BUTTON ='1' ELSE <text:s/>DIR_REG;</text:p>
      <text:p text:style-name="Standard"/>
      <text:p text:style-name="Standard"><text:s text:c="3"/>process (DIR, CE_RD, SWITCHES_I) is</text:p>
      <text:p text:style-name="Standard"><text:s text:c="3"/>begin </text:p>
      <text:p text:style-name="Standard"><text:s text:c="4"/>if DIR=x"32" and CE_RD='1' then</text:p>
      <text:p text:style-name="Standard"><text:s text:c="6"/>DATO_RD &lt;= SWITCHES_I;</text:p>
      <text:p text:style-name="Standard"><text:s text:c="4"/>else</text:p>
      <text:p text:style-name="Standard"><text:s text:c="6"/>DATO_RD &lt;= (others =&gt; '0');</text:p>
      <text:p text:style-name="Standard"><text:s text:c="4"/>end if; <text:s text:c="4"/></text:p>
      <text:p text:style-name="Standard"><text:s text:c="3"/>end process;</text:p>
      <text:p text:style-name="Standard"/>
      <text:p text:style-name="Standard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5:25.89</meta:creation-date>
    <dc:date>2015-04-28T19:15:46.34</dc:date>
    <dc:creator>Pedro Barquin Ayuso</dc:creator>
    <meta:editing-duration>PT5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65" meta:word-count="226" meta:character-count="1694"/>
  </office:meta>
</office:document-meta>
</file>